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eva" svg:font-family="Geneva"/>
    <style:font-face style:name="Times New Roman" svg:font-family="'Times New Roman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</style:style>
    <style:style style:name="P2" style:family="paragraph" style:parent-style-name="Standard" style:master-page-name="PM2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/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P3" style:family="paragraph">
      <loext:graphic-properties draw:fill="solid" draw:fill-color="#ffffff" draw:opacity="100%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729fc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in" fo:margin-right="0in" fo:margin-top="0in" fo:margin-bottom="0in" fo:line-height="100%" fo:text-align="start" fo:text-indent="0in"/>
    </style:style>
    <style:style style:name="P6" style:family="paragraph">
      <loext:graphic-properties draw:fill="none" draw:fill-color="#729fcf"/>
      <style:paragraph-properties fo:margin-left="0in" fo:margin-right="0in" fo:margin-top="0in" fo:margin-bottom="0in" fo:line-height="100%" fo:text-align="start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Geneva" fo:font-size="10pt" fo:font-style="normal" fo:text-shadow="none" style:text-underline-style="none" fo:font-weight="normal" style:letter-kerning="true" style:font-name-asian="Geneva" style:font-size-asian="10pt" style:font-style-asian="normal" style:font-weight-asian="normal" style:font-name-complex="Geneva" style:font-size-complex="10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138in" svg:stroke-color="#000000" draw:marker-start="" draw:marker-start-width="0.0783in" draw:marker-start-center="false" draw:marker-end="" draw:marker-end-width="0.0783in" draw:marker-end-center="false" draw:fill="solid" draw:fill-color="#ffffff" draw:opacity="100%" draw:textarea-horizontal-align="justify" fo:padding-top="0.0563in" fo:padding-bottom="0.0563in" fo:padding-left="0.1047in" fo:padding-right="0.1047in" draw:shadow="hidden" draw:shadow-offset-x="0.0783in" draw:shadow-offset-y="0.0783in" draw:shadow-color="#808080" style:run-through="foreground"/>
    </style:style>
    <style:style style:name="gr3" style:family="graphic">
      <style:graphic-properties draw:stroke="solid" svg:stroke-width="0.0138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fo:padding-top="0.0563in" fo:padding-bottom="0.0563in" fo:padding-left="0.1047in" fo:padding-right="0.1047in" draw:shadow="hidden" draw:shadow-offset-x="0.0783in" draw:shadow-offset-y="0.0783in" draw:shadow-color="#808080" style:run-through="foreground"/>
    </style:style>
    <style:style style:name="gr4" style:family="graphic">
      <style:graphic-properties draw:stroke="solid" svg:stroke-width="0.0138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fo:padding-top="0.0563in" fo:padding-bottom="0.0563in" fo:padding-left="0.1047in" fo:padding-right="0.1047in" draw:shadow="hidden" draw:shadow-offset-x="0.0783in" draw:shadow-offset-y="0.0783in" draw:shadow-color="#808080" style:run-through="foreground"/>
    </style:style>
    <style:style style:name="gr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fo:min-height="0.1819in" fo:min-width="1in" fo:padding-top="0in" fo:padding-bottom="0in" fo:padding-left="0in" fo:padding-right="0in" draw:shadow="hidden" draw:shadow-offset-x="0.0783in" draw:shadow-offset-y="0.0783in" draw:shadow-color="#808080" style:run-through="foreground"/>
    </style:style>
    <style:style style:name="gr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fo:min-height="0.3693in" fo:min-width="1in" fo:padding-top="0in" fo:padding-bottom="0in" fo:padding-left="0in" fo:padding-right="0in" draw:shadow="hidden" draw:shadow-offset-x="0.0783in" draw:shadow-offset-y="0.0783in" draw:shadow-color="#808080" style:run-through="foreground"/>
    </style:style>
    <style:style style:name="gr7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fo:min-height="0.5516in" fo:min-width="1in" fo:padding-top="0in" fo:padding-bottom="0in" fo:padding-left="0in" fo:padding-right="0in" draw:shadow="hidden" draw:shadow-offset-x="0.0783in" draw:shadow-offset-y="0.0783in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g text:anchor-type="paragraph" draw:z-index="0" draw:name="Shape1" draw:style-name="gr1"><draw:rect draw:style-name="gr2" draw:text-style-name="P3" svg:width="2.0976in" svg:height="1.3059in" svg:x="0.9764in" svg:y="0.9953in"><text:p/></draw:rect><draw:line draw:style-name="gr3" draw:text-style-name="P4" svg:x1="0.976in" svg:y1="1.2417in" svg:x2="3.087in" svg:y2="1.2417in"><text:p/></draw:line><draw:line draw:style-name="gr4" draw:text-style-name="P4" svg:x1="0.9618in" svg:y1="1.6787in" svg:x2="3.0728in" svg:y2="1.6764in"><text:p/></draw:line><draw:frame draw:style-name="gr5" draw:text-style-name="P6" svg:width="0.4677in" svg:height="0.1862in" svg:x="1.7862in" svg:y="1.0217in"><draw:text-box><text:p text:style-name="P5"><text:span text:style-name="T2">Riddle</text:span></text:p></draw:text-box></draw:frame><draw:frame draw:style-name="gr6" draw:text-style-name="P6" svg:width="1.2898in" svg:height="0.3717in" svg:x="1.0354in" svg:y="1.2709in"><draw:text-box><text:p text:style-name="P5"><text:span text:style-name="T2">- question: String</text:span></text:p><text:p text:style-name="P5"><text:span text:style-name="T2">- answer: String</text:span></text:p></draw:text-box></draw:frame><draw:frame draw:style-name="gr7" draw:text-style-name="P6" svg:width="2.1039in" svg:height="0.5571in" svg:x="1.011in" svg:y="1.7217in"><draw:text-box><text:p text:style-name="P5"><text:span text:style-name="T2">+ Riddle(q: String, a: String)</text:span></text:p><text:p text:style-name="P5"><text:span text:style-name="T2">+ getQuestion(): String</text:span></text:p><text:p text:style-name="P5"><text:span text:style-name="T2">+ getAnswer(): String</text:span></text:p></draw:text-box></draw:fram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eva" svg:font-family="Geneva"/>
    <style:font-face style:name="Times New Roman" svg:font-family="'Times New Roman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GraphicStyle_5f_0" style:display-name="GraphicStyle_0" style:family="graphic">
      <style:graphic-properties svg:x="0in" svg:y="0in" style:vertical-pos="from-top" style:vertical-rel="page" style:horizontal-pos="from-left" style:horizontal-rel="pag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1945in" fo:margin-bottom="0.4028in" fo:margin-left="0.1945in" fo:margin-right="0.36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0.3$MacOSX_X86_64 LibreOffice_project/7074905676c47b82bbcfbea1aeefc84afe1c50e1</meta:generator>
    <dc:date>2017-07-14T12:03:27.774719000</dc:date>
    <meta:editing-duration>PT1M26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